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2906" officeooo:paragraph-rsid="00032906"/>
    </style:style>
    <style:style style:name="P2" style:family="paragraph" style:parent-style-name="Standard">
      <style:text-properties style:text-line-through-style="none" style:text-line-through-type="none" officeooo:rsid="00032906" officeooo:paragraph-rsid="00032906"/>
    </style:style>
    <style:style style:name="P3" style:family="paragraph" style:parent-style-name="Standard">
      <style:text-properties style:text-line-through-style="none" style:text-line-through-type="none" officeooo:rsid="0003aa09" officeooo:paragraph-rsid="0003aa09"/>
    </style:style>
    <style:style style:name="P4" style:family="paragraph" style:parent-style-name="Standard">
      <style:text-properties style:text-line-through-style="none" style:text-line-through-type="none" officeooo:rsid="0004b575" officeooo:paragraph-rsid="0004b575"/>
    </style:style>
    <style:style style:name="P5" style:family="paragraph" style:parent-style-name="Standard">
      <style:text-properties style:text-line-through-style="none" style:text-line-through-type="none" officeooo:rsid="00061c96" officeooo:paragraph-rsid="00061c96"/>
    </style:style>
    <style:style style:name="P6" style:family="paragraph" style:parent-style-name="Standard">
      <style:text-properties style:text-line-through-style="none" style:text-line-through-type="none" officeooo:rsid="0006bb30" officeooo:paragraph-rsid="0006bb30"/>
    </style:style>
    <style:style style:name="P7" style:family="paragraph" style:parent-style-name="Standard">
      <style:text-properties style:text-line-through-style="none" style:text-line-through-type="none" officeooo:rsid="0008b5ee" officeooo:paragraph-rsid="0008b5ee"/>
    </style:style>
    <style:style style:name="T1" style:family="text">
      <style:text-properties officeooo:rsid="00061c96"/>
    </style:style>
    <style:style style:name="T2" style:family="text">
      <style:text-properties officeooo:rsid="0006bb30"/>
    </style:style>
    <style:style style:name="T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" style:family="text">
      <style:text-properties style:font-name="Liberation Mono" fo:font-size="11pt" fo:font-style="normal" fo:font-weight="normal" officeooo:rsid="0009bb0f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1</text:p>
      <text:p text:style-name="P1">Resistencia Thevenin:</text:p>
      <text:p text:style-name="P2">Anulamos las fuentes: <text:span text:style-name="T2">tensión</text:span> → cable , corriente → corte</text:p>
      <text:p text:style-name="P2"/>
      <text:p text:style-name="P2">*2</text:p>
      <text:p text:style-name="P2"/>
      <text:p text:style-name="P2">*3</text:p>
      <text:p text:style-name="P2"/>
      <text:p text:style-name="P2"><draw:frame draw:style-name="fr1" draw:name="Objeto3" text:anchor-type="as-char" svg:y="-0.619cm" svg:width="3.519cm" svg:height="1.062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1" draw:name="Objeto2" text:anchor-type="as-char" svg:y="-0.619cm" svg:width="3.311cm" svg:height="1.06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to1" text:anchor-type="as-char" svg:y="-0.619cm" svg:width="8.99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Hayamos la caída de tensión entre A y B</text:p>
      <text:p text:style-name="P3"/>
      <text:p text:style-name="P3">la resistencia de 1/12 no nos hace falta</text:p>
      <text:p text:style-name="P3"/>
      <text:p text:style-name="P3"><draw:frame draw:style-name="fr1" draw:name="Objeto8" text:anchor-type="as-char" svg:y="-0.377cm" svg:width="2.492cm" svg:height="0.531cm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Malla 1:</text:p>
      <text:p text:style-name="P3"/>
      <text:p text:style-name="P3"><draw:frame draw:style-name="fr1" draw:name="Objeto4" text:anchor-type="as-char" svg:y="-0.377cm" svg:width="2.889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Malla 2:</text:p>
      <text:p text:style-name="P3"/>
      <text:p text:style-name="P3">(-15 porque va de + a -)</text:p>
      <text:p text:style-name="P3"/>
      <text:p text:style-name="P3"><draw:frame draw:style-name="fr1" draw:name="Objeto5" text:anchor-type="as-char" svg:y="-0.377cm" svg:width="3.18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draw:frame draw:style-name="fr1" draw:name="Objeto7" text:anchor-type="as-char" svg:y="-0.377cm" svg:width="2.14cm" svg:height="0.467cm" draw:z-index="5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6" text:anchor-type="as-char" svg:y="-0.619cm" svg:width="2.226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Para averiguar<draw:frame draw:style-name="fr1" draw:name="Objeto11" text:anchor-type="as-char" svg:y="-0.377cm" svg:width="1.561cm" svg:height="0.531cm" draw:z-index="11"><draw:object xlink:href="./Object 11" xlink:type="simple" xlink:show="embed" xlink:actuate="onLoad"/><draw:image xlink:href="./ObjectReplacements/Object 11" xlink:type="simple" xlink:show="embed" xlink:actuate="onLoad"/></draw:frame>hay que simular el recorrido de la electricidad *1.1</text:p>
      <text:p text:style-name="P3"/>
      <text:p text:style-name="P4">1*</text:p>
      <text:p text:style-name="P4"/>
      <text:p text:style-name="P4"><draw:frame draw:style-name="fr1" draw:name="Objeto9" text:anchor-type="as-char" svg:y="-0.619cm" svg:width="3.718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Objeto10" text:anchor-type="as-char" svg:y="-0.377cm" svg:width="2.402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Relación corriente alterna:</text:p>
      <text:p text:style-name="P4"/>
      <text:p text:style-name="P4"><draw:frame draw:style-name="fr1" draw:name="Objeto12" text:anchor-type="as-char" svg:y="-0.386cm" svg:width="3.268cm" svg:height="0.508cm" draw:z-index="1"><draw:object xlink:href="./Object 12" xlink:type="simple" xlink:show="embed" xlink:actuate="onLoad"/><draw:image xlink:href="./ObjectReplacements/Object 12" xlink:type="simple" xlink:show="embed" xlink:actuate="onLoad"/></draw:frame>→<text:span text:style-name="T1"> -</text:span><text:span text:style-name="T1"><draw:frame draw:style-name="fr1" draw:name="Objeto13" text:anchor-type="as-char" svg:y="-0.377cm" svg:width="3.171cm" svg:height="0.467cm" draw:z-index="7"><draw:object xlink:href="./Object 13" xlink:type="simple" xlink:show="embed" xlink:actuate="onLoad"/><draw:image xlink:href="./ObjectReplacements/Object 13" xlink:type="simple" xlink:show="embed" xlink:actuate="onLoad"/></draw:frame></text:span><text:span text:style-name="T1">→</text:span><text:span text:style-name="T1"><draw:frame draw:style-name="fr1" draw:name="Objeto14" text:anchor-type="as-char" svg:y="-0.377cm" svg:width="1.782cm" svg:height="0.467cm" draw:z-index="12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4"/>
      <text:p text:style-name="P4"/>
      <text:p text:style-name="P4"/>
      <text:p text:style-name="P5"><text:span text:style-name="T2">F</text:span>orma polar: </text:p>
      <text:p text:style-name="P5"><draw:frame draw:style-name="fr1" draw:name="Objeto15" text:anchor-type="as-char" svg:y="-0.723cm" svg:width="4.307cm" svg:height="0.813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<draw:frame draw:style-name="fr1" draw:name="Objeto16" text:anchor-type="as-char" svg:y="-0.723cm" svg:width="5.844cm" svg:height="0.843cm" draw:z-index="15"><draw:object xlink:href="./Object 16" xlink:type="simple" xlink:show="embed" xlink:actuate="onLoad"/><draw:image xlink:href="./ObjectReplacements/Object 16" xlink:type="simple" xlink:show="embed" xlink:actuate="onLoad"/></draw:frame>(<draw:frame draw:style-name="fr1" draw:name="Objeto17" text:anchor-type="as-char" svg:y="-0.245cm" svg:width="0.725cm" svg:height="0.272cm" draw:z-index="16"><draw:object xlink:href="./Object 17" xlink:type="simple" xlink:show="embed" xlink:actuate="onLoad"/><draw:image xlink:href="./ObjectReplacements/Object 17" xlink:type="simple" xlink:show="embed" xlink:actuate="onLoad"/></draw:frame>porque al ser la parte real negativa, la forma polar está en el segundo cuadrante <text:span text:style-name="T2">y la calculadora solo da resultados en el primer y cuarto cuadrante, en este caso en el cuarto</text:span>)</text:p>
      <text:p text:style-name="P5"/>
      <text:p text:style-name="P6">Multiplicamos las formas polares:</text:p>
      <text:p text:style-name="P6"><draw:frame draw:style-name="fr1" draw:name="Objeto18" text:anchor-type="as-char" svg:y="-0.723cm" svg:width="9.386cm" svg:height="0.813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6">Pasamos a forma binomial para comprobar</text:p>
      <text:p text:style-name="P6"><draw:frame draw:style-name="fr1" draw:name="Objeto19" text:anchor-type="as-char" svg:y="-0.413cm" svg:width="7.597cm" svg:height="0.534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7">apartado e) del ejercicio 0</text:p>
      <text:p text:style-name="P6"/>
      <text:p text:style-name="P7"><draw:frame draw:style-name="fr1" draw:name="Objeto20" text:anchor-type="as-char" svg:y="-0.681cm" svg:width="5.429cm" svg:height="1.434cm" draw:z-index="19"><draw:object xlink:href="./Object 20" xlink:type="simple" xlink:show="embed" xlink:actuate="onLoad"/><draw:image xlink:href="./ObjectReplacements/Object 20" xlink:type="simple" xlink:show="embed" xlink:actuate="onLoad"/></draw:frame>→<draw:frame draw:style-name="fr1" draw:name="Objeto21" text:anchor-type="as-char" svg:y="-0.619cm" svg:width="2.499cm" svg:height="1.034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"/>
      <text:p text:style-name="P7"><text:span text:style-name="T3">5 over {1-2j} </text:span><text:span text:style-name="T4">· </text:span></text:p>
      <text:p text:style-name="P7"/>
      <text:p text:style-name="P7"/>
      <text:p text:style-name="P7"><draw:frame draw:style-name="fr1" draw:name="Objeto22" text:anchor-type="as-char" svg:y="-0.437cm" svg:width="1.877cm" svg:height="0.527cm" draw:z-index="21"><draw:object xlink:href="./Object 22" xlink:type="simple" xlink:show="embed" xlink:actuate="onLoad"/><draw:image xlink:href="./ObjectReplacements/Object 2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41:38.202543371</meta:creation-date>
    <dc:date>2018-10-22T09:32:34.079691688</dc:date>
    <meta:editing-duration>PT9M5S</meta:editing-duration>
    <meta:editing-cycles>3</meta:editing-cycles>
    <meta:generator>LibreOffice/6.0.6.2$Linux_X86_64 LibreOffice_project/00m0$Build-2</meta:generator>
    <meta:document-statistic meta:table-count="0" meta:image-count="0" meta:object-count="22" meta:page-count="2" meta:paragraph-count="34" meta:word-count="114" meta:character-count="609" meta:non-whitespace-character-count="514"/>
  </office:meta>
</office:document-meta>
</file>

<file path=Object 1/content.xml><?xml version="1.0" encoding="utf-8"?>
<math xmlns="http://www.w3.org/1998/Math/MathML" display="block">
  <semantics>
    <mrow>
      <mrow>
        <msub>
          <mi>R</mi>
          <mi mathvariant="italic">th</mi>
        </msub>
        <mo stretchy="false">=</mo>
        <mrow>
          <mfrac>
            <mn>1</mn>
            <mn>12</mn>
          </mfrac>
          <mo stretchy="false">+</mo>
          <mfrac>
            <mn>30</mn>
            <mn>3</mn>
          </mfrac>
          <mo stretchy="false">+</mo>
          <mn>4</mn>
        </mrow>
        <mo stretchy="false">=</mo>
        <mfrac>
          <mrow>
            <mn>1</mn>
            <mo stretchy="false">+</mo>
            <mn>80</mn>
            <mo stretchy="false">+</mo>
            <mn>48</mn>
          </mrow>
          <mn>12</mn>
        </mfrac>
        <mo stretchy="false">=</mo>
        <mfrac>
          <mn>129</mn>
          <mn>12</mn>
        </mfrac>
        <mo stretchy="false">=</mo>
        <mfrac>
          <mn>43</mn>
          <mn>4</mn>
        </mfrac>
        <mo stretchy="false">=</mo>
        <mn>10,75</mn>
      </mrow>
      <mi>K</mi>
      <mi>ω</mi>
    </mrow>
    <annotation encoding="StarMath 5.0">R_th = 1 over 12 + 30 over 3 + 4 = {1+80+48} over 12 = 129 over 12 = 43 over 4 = 10,75 K %omega</annotation>
  </semantics>
</math>
</file>

<file path=Object 10/content.xml><?xml version="1.0" encoding="utf-8"?>
<math xmlns="http://www.w3.org/1998/Math/MathML" display="block">
  <semantics>
    <mrow>
      <mrow>
        <mrow>
          <msub>
            <mi>V</mi>
            <mi>A</mi>
          </msub>
          <mo stretchy="false">−</mo>
          <msub>
            <mi>V</mi>
            <mi>B</mi>
          </msub>
        </mrow>
        <mo stretchy="false">=</mo>
        <mn>7</mn>
      </mrow>
      <mi>v</mi>
    </mrow>
    <annotation encoding="StarMath 5.0">V_A-V_B=7v</annotation>
  </semantics>
</math>
</file>

<file path=Object 11/content.xml><?xml version="1.0" encoding="utf-8"?>
<math xmlns="http://www.w3.org/1998/Math/MathML" display="block">
  <semantics>
    <mrow>
      <msub>
        <mi>V</mi>
        <mi>A</mi>
      </msub>
      <mo stretchy="false">−</mo>
      <msub>
        <mi>V</mi>
        <mi>B</mi>
      </msub>
    </mrow>
    <annotation encoding="StarMath 5.0"> V_A -V_B 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row>
              <mn>2</mn>
              <mo stretchy="false">+</mo>
              <mn>3</mn>
            </mrow>
            <mi>j</mi>
          </mrow>
        </mrow>
        <mo fence="true" stretchy="false">)</mo>
      </mrow>
      <mi>·</mi>
      <mrow>
        <mo fence="true" stretchy="false">(</mo>
        <mrow>
          <mrow>
            <mrow>
              <mrow>
                <mo stretchy="false">−</mo>
                <mn>5</mn>
              </mrow>
              <mo stretchy="false">+</mo>
              <mn>4</mn>
            </mrow>
            <mi>j</mi>
          </mrow>
        </mrow>
        <mo fence="true" stretchy="false">)</mo>
      </mrow>
    </mrow>
    <annotation encoding="StarMath 5.0">(2+3j)·(-5+4j)</annotation>
  </semantics>
</math>
</file>

<file path=Object 13/content.xml><?xml version="1.0" encoding="utf-8"?>
<math xmlns="http://www.w3.org/1998/Math/MathML" display="block">
  <semantics>
    <mrow>
      <mrow>
        <mn>10</mn>
        <mo stretchy="false">+</mo>
        <mn>8</mn>
      </mrow>
      <mrow>
        <mi>j</mi>
        <mo stretchy="false">−</mo>
        <mn>15</mn>
      </mrow>
      <mrow>
        <mi>j</mi>
        <mo stretchy="false">−</mo>
        <mn>12</mn>
      </mrow>
    </mrow>
    <annotation encoding="StarMath 5.0">10+8j-15j-12 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n>22</mn>
        </mrow>
        <mo stretchy="false">−</mo>
        <mn>7</mn>
      </mrow>
      <mi>j</mi>
    </mrow>
    <annotation encoding="StarMath 5.0"> -22-7j</annotation>
  </semantics>
</math>
</file>

<file path=Object 15/content.xml><?xml version="1.0" encoding="utf-8"?>
<math xmlns="http://www.w3.org/1998/Math/MathML" display="block">
  <semantics>
    <mrow>
      <mrow>
        <mn>2</mn>
        <mo stretchy="false">+</mo>
        <mn>3</mn>
      </mrow>
      <mi>j</mi>
      <mi>→</mi>
      <msqrt>
        <mrow>
          <msup>
            <mn>2</mn>
            <mn>2</mn>
          </msup>
          <mo stretchy="false">+</mo>
          <msup>
            <mn>3</mn>
            <mn>2</mn>
          </msup>
        </mrow>
      </msqrt>
      <msup>
        <mi>e</mi>
        <mrow>
          <mi>j</mi>
          <mi>arctan</mi>
          <mrow>
            <mo fence="true" stretchy="false">(</mo>
            <mrow>
              <mfrac>
                <mn>3</mn>
                <mn>2</mn>
              </mfrac>
            </mrow>
            <mo fence="true" stretchy="false">)</mo>
          </mrow>
        </mrow>
      </msup>
    </mrow>
    <annotation encoding="StarMath 5.0">2+3j → sqrt {2^2+3^2} e^{j arctan (3 over 2)} </annotation>
  </semantics>
</math>
</file>

<file path=Object 16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n>4</mn>
      </mrow>
      <mi>j</mi>
      <mi>→</mi>
      <msqrt>
        <mrow>
          <msup>
            <mrow>
              <mo fence="true" stretchy="false">(</mo>
              <mrow>
                <mrow>
                  <mo stretchy="false">−</mo>
                  <mn>5</mn>
                </mrow>
              </mrow>
              <mo fence="true" stretchy="false">)</mo>
            </mrow>
            <mn>2</mn>
          </msup>
          <mo stretchy="false">+</mo>
          <mn>4⁴</mn>
        </mrow>
      </msqrt>
      <msup>
        <mi>e</mi>
        <mrow>
          <mi>j</mi>
          <mi>arctan</mi>
          <mrow>
            <mrow>
              <mo fence="true" stretchy="false">(</mo>
              <mrow>
                <mfrac>
                  <mrow>
                    <mo stretchy="false">−</mo>
                    <mn>4</mn>
                  </mrow>
                  <mn>5</mn>
                </mfrac>
              </mrow>
              <mo fence="true" stretchy="false">)</mo>
            </mrow>
            <mo stretchy="false">+</mo>
            <mi>π</mi>
          </mrow>
        </mrow>
      </msup>
    </mrow>
    <annotation encoding="StarMath 5.0">-5+4j → sqrt {(-5)^2+4⁴} e ^{ j arctan(-4 over 5) + %pi} </annotation>
  </semantics>
</math>
</file>

<file path=Object 17/content.xml><?xml version="1.0" encoding="utf-8"?>
<math xmlns="http://www.w3.org/1998/Math/MathML" display="block">
  <semantics>
    <mrow>
      <mo stretchy="false">+</mo>
      <mi>π</mi>
    </mrow>
    <annotation encoding="StarMath 5.0">+%pi </annotation>
  </semantics>
</math>
</file>

<file path=Object 18/content.xml><?xml version="1.0" encoding="utf-8"?>
<math xmlns="http://www.w3.org/1998/Math/MathML" display="block">
  <semantics>
    <mrow>
      <msqrt>
        <mn>13</mn>
      </msqrt>
      <msqrt>
        <mn>41</mn>
      </msqrt>
      <mrow>
        <msup>
          <mi>e</mi>
          <mrow>
            <mi>j</mi>
            <mrow>
              <mo fence="true" stretchy="false">[</mo>
              <mrow>
                <mrow>
                  <mi>arctan</mi>
                  <mrow>
                    <mrow>
                      <mo fence="true" stretchy="false">(</mo>
                      <mrow>
                        <mfrac>
                          <mn>3</mn>
                          <mn>2</mn>
                        </mfrac>
                      </mrow>
                      <mo fence="true" stretchy="false">)</mo>
                    </mrow>
                    <mo stretchy="false">+</mo>
                    <mi>arctan</mi>
                  </mrow>
                  <mrow>
                    <mrow>
                      <mo fence="true" stretchy="false">(</mo>
                      <mrow>
                        <mfrac>
                          <mrow>
                            <mo stretchy="false">−</mo>
                            <mn>4</mn>
                          </mrow>
                          <mn>5</mn>
                        </mfrac>
                      </mrow>
                      <mo fence="true" stretchy="false">)</mo>
                    </mrow>
                    <mo stretchy="false">+</mo>
                    <mi>π</mi>
                  </mrow>
                </mrow>
              </mrow>
              <mo fence="true" stretchy="false">]</mo>
            </mrow>
          </mrow>
        </msup>
        <mo stretchy="false">=</mo>
        <msqrt>
          <mn>533</mn>
        </msqrt>
      </mrow>
      <mrow>
        <msup>
          <mi>e</mi>
          <mrow>
            <mi>j</mi>
            <mn>3,449</mn>
          </mrow>
        </msup>
        <mo stretchy="false">=</mo>
        <mn>23,08</mn>
      </mrow>
      <msup>
        <mi>e</mi>
        <mrow>
          <mi>j</mi>
          <mn>3,449</mn>
        </mrow>
      </msup>
    </mrow>
    <annotation encoding="StarMath 5.0">sqrt 13 sqrt 41 e^{j[arctan(3 over 2) + arctan(-4 over 5) + %pi ]} = sqrt 533 e^{j 3,449} = 23,08 e ^ { j 3,449 }</annotation>
  </semantics>
</math>
</file>

<file path=Object 19/content.xml><?xml version="1.0" encoding="utf-8"?>
<math xmlns="http://www.w3.org/1998/Math/MathML" display="block">
  <semantics>
    <mrow>
      <msqrt>
        <mn>533</mn>
      </msqrt>
      <mrow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n>3,449</mn>
                  </mrow>
                  <mo fence="true" stretchy="false">)</mo>
                </mrow>
                <mo stretchy="false">+</mo>
                <mi>j</mi>
              </mrow>
              <mi mathvariant="italic">sen</mi>
              <mrow>
                <mo fence="true" stretchy="false">(</mo>
                <mrow>
                  <mn>3,449</mn>
                </mrow>
                <mo fence="true" stretchy="false">)</mo>
              </mrow>
            </mrow>
          </mrow>
          <mo fence="true" stretchy="false">]</mo>
        </mrow>
        <mo stretchy="false">≈</mo>
        <mrow>
          <mrow>
            <mo stretchy="false">−</mo>
            <mn>22</mn>
          </mrow>
          <mo stretchy="false">−</mo>
          <mn>7</mn>
        </mrow>
      </mrow>
      <mi>j</mi>
    </mrow>
    <annotation encoding="StarMath 5.0">sqrt 533 [cos(3,449)+j sen (3,449)] approx -22 - 7j</annotation>
  </semantics>
</math>
</file>

<file path=Object 2/content.xml><?xml version="1.0" encoding="utf-8"?>
<math xmlns="http://www.w3.org/1998/Math/MathML" display="block">
  <semantics>
    <mrow>
      <mfrac>
        <mn>1</mn>
        <msub>
          <mi>R</mi>
          <mrow>
            <mi mathvariant="italic">eq</mi>
            <mn>2</mn>
          </mrow>
        </msub>
      </mfrac>
      <mo stretchy="false">=</mo>
      <mrow>
        <mfrac>
          <mn>1</mn>
          <mn>20</mn>
        </mfrac>
        <mo stretchy="false">+</mo>
        <mfrac>
          <mn>1</mn>
          <mn>5</mn>
        </mfrac>
      </mrow>
      <mo stretchy="false">=</mo>
      <mfrac>
        <mn>5</mn>
        <mn>20</mn>
      </mfrac>
    </mrow>
    <annotation encoding="StarMath 5.0">1 over R_eq2 = 1 over 20 + 1 over 5 = 5 over 20</annotation>
  </semantics>
</math>
</file>

<file path=Object 20/content.xml><?xml version="1.0" encoding="utf-8"?>
<math xmlns="http://www.w3.org/1998/Math/MathML" display="block">
  <semantics>
    <mrow>
      <mrow>
        <mfrac>
          <mn>5</mn>
          <mrow>
            <mrow>
              <mn>1</mn>
              <mo stretchy="false">−</mo>
              <mn>2</mn>
            </mrow>
            <mi>j</mi>
          </mrow>
        </mfrac>
        <mo stretchy="false">=</mo>
        <mn>5</mn>
      </mrow>
      <mfrac>
        <msup>
          <mi>e</mi>
          <mrow>
            <mi>j</mi>
            <mn>0</mn>
          </mrow>
        </msup>
        <mrow>
          <msqrt>
            <mrow>
              <msup>
                <mn>1</mn>
                <mn>2</mn>
              </msup>
              <mo stretchy="false">+</mo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2</mn>
              </msup>
            </mrow>
          </msqrt>
          <msup>
            <mi>e</mi>
            <mrow>
              <mi>j</mi>
              <mi>arctan</mi>
              <mrow>
                <mo fence="true" stretchy="false">(</mo>
                <mrow>
                  <mfrac>
                    <mrow>
                      <mo stretchy="false">−</mo>
                      <mn>2</mn>
                    </mrow>
                    <mn>1</mn>
                  </mfrac>
                </mrow>
                <mo fence="true" stretchy="false">)</mo>
              </mrow>
            </mrow>
          </msup>
        </mrow>
      </mfrac>
    </mrow>
    <annotation encoding="StarMath 5.0">5 over {1-2j} = 5 e^j0 over {sqrt{ 1^2+(-2)^2 } e^{ j arctan(-2 over 1) }}</annotation>
  </semantics>
</math>
</file>

<file path=Object 21/content.xml><?xml version="1.0" encoding="utf-8"?>
<math xmlns="http://www.w3.org/1998/Math/MathML" display="block">
  <semantics>
    <mrow>
      <mfrac>
        <mn>5</mn>
        <msqrt>
          <mn>5</mn>
        </msqrt>
      </mfrac>
      <msup>
        <mi>e</mi>
        <mrow>
          <mrow>
            <mo stretchy="false">−</mo>
            <mi>j</mi>
          </mrow>
          <mi>arctan</mi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</msup>
    </mrow>
    <annotation encoding="StarMath 5.0"> 5 over sqrt 5e^{-j arctan (-2)}</annotation>
  </semantics>
</math>
</file>

<file path=Object 22/content.xml><?xml version="1.0" encoding="utf-8"?>
<math xmlns="http://www.w3.org/1998/Math/MathML" display="block">
  <semantics>
    <mrow>
      <mrow>
        <mrow>
          <mo stretchy="false">−</mo>
          <mn>5</mn>
        </mrow>
        <mo stretchy="false">=</mo>
        <mn>5</mn>
      </mrow>
      <msup>
        <mi>e</mi>
        <mrow>
          <mi>j</mi>
          <mi>π</mi>
        </mrow>
      </msup>
    </mrow>
    <annotation encoding="StarMath 5.0">-5=5 e^{j%pi}</annotation>
  </semantics>
</math>
</file>

<file path=Object 3/content.xml><?xml version="1.0" encoding="utf-8"?>
<math xmlns="http://www.w3.org/1998/Math/MathML" display="block">
  <semantics>
    <mrow>
      <mfrac>
        <mn>1</mn>
        <msub>
          <mi>R</mi>
          <mrow>
            <mi mathvariant="italic">eq</mi>
            <mn>1</mn>
          </mrow>
        </msub>
      </mfrac>
      <mo stretchy="false">=</mo>
      <mrow>
        <mfrac>
          <mn>1</mn>
          <mn>20</mn>
        </mfrac>
        <mo stretchy="false">+</mo>
        <mfrac>
          <mn>1</mn>
          <mn>10</mn>
        </mfrac>
      </mrow>
      <mo stretchy="false">=</mo>
      <mfrac>
        <mn>3</mn>
        <mn>30</mn>
      </mfrac>
    </mrow>
    <annotation encoding="StarMath 5.0">1 over R_eq1 = 1 over 20 + 1 over 10 = 3 over 30 </annotation>
  </semantics>
</math>
</file>

<file path=Object 4/content.xml><?xml version="1.0" encoding="utf-8"?>
<math xmlns="http://www.w3.org/1998/Math/MathML" display="block">
  <semantics>
    <mrow>
      <mrow>
        <mn>15</mn>
        <mo stretchy="false">=</mo>
        <mn>30</mn>
      </mrow>
      <mi>I</mi>
      <mn>₁</mn>
      <mi>–</mi>
      <mn>0</mn>
      <mi>I</mi>
      <mn>₂</mn>
    </mrow>
    <annotation encoding="StarMath 5.0">15 = 30 I₁ – 0 I₂</annotation>
  </semantics>
</math>
</file>

<file path=Object 5/content.xml><?xml version="1.0" encoding="utf-8"?>
<math xmlns="http://www.w3.org/1998/Math/MathML" display="block">
  <semantics>
    <mrow>
      <mrow>
        <mrow>
          <mo stretchy="false">−</mo>
          <mn>15</mn>
        </mrow>
        <mo stretchy="false">=</mo>
        <mn>0</mn>
      </mrow>
      <mi>I</mi>
      <mrow>
        <mn>₁</mn>
        <mo stretchy="false">+</mo>
        <mn>25</mn>
      </mrow>
      <mi>I</mi>
      <mn>₂</mn>
    </mrow>
    <annotation encoding="StarMath 5.0">-15= 0 I₁ + 25I₂ </annotation>
  </semantics>
</math>
</file>

<file path=Object 6/content.xml><?xml version="1.0" encoding="utf-8"?>
<math xmlns="http://www.w3.org/1998/Math/MathML" display="block">
  <semantics>
    <mrow>
      <mi>I</mi>
      <mrow>
        <mn>₂</mn>
        <mo stretchy="false">=</mo>
        <mfrac>
          <mrow>
            <mo stretchy="false">−</mo>
            <mn>3</mn>
          </mrow>
          <mn>5</mn>
        </mfrac>
      </mrow>
      <mi mathvariant="italic">mA</mi>
    </mrow>
    <annotation encoding="StarMath 5.0">I₂ = - 3 over 5 mA</annotation>
  </semantics>
</math>
</file>

<file path=Object 7/content.xml><?xml version="1.0" encoding="utf-8"?>
<math xmlns="http://www.w3.org/1998/Math/MathML" display="block">
  <semantics>
    <mrow>
      <mi>I</mi>
      <mrow>
        <mn>₁</mn>
        <mo stretchy="false">=</mo>
        <mn>0,5</mn>
      </mrow>
      <mi mathvariant="italic">mA</mi>
    </mrow>
    <annotation encoding="StarMath 5.0">I₁ = 0,5 mA</annotation>
  </semantics>
</math>
</file>

<file path=Object 8/content.xml><?xml version="1.0" encoding="utf-8"?>
<math xmlns="http://www.w3.org/1998/Math/MathML" display="block">
  <semantics>
    <mrow>
      <msub>
        <mi>V</mi>
        <mi mathvariant="italic">th</mi>
      </msub>
      <mi mathvariant="normal">:</mi>
      <mspace width="2em"/>
      <mrow>
        <msub>
          <mi>V</mi>
          <mi>A</mi>
        </msub>
        <mo stretchy="false">−</mo>
        <msub>
          <mi>V</mi>
          <mi>B</mi>
        </msub>
      </mrow>
    </mrow>
    <annotation encoding="StarMath 5.0">V_th : ~V_A - V_B</annotation>
  </semantics>
</math>
</file>

<file path=Object 9/content.xml><?xml version="1.0" encoding="utf-8"?>
<math xmlns="http://www.w3.org/1998/Math/MathML" display="block">
  <semantics>
    <mrow>
      <mrow>
        <msub>
          <mi>V</mi>
          <mi>A</mi>
        </msub>
        <mo stretchy="false">−</mo>
        <mn>10</mn>
        <mo stretchy="false">−</mo>
        <mn>5</mn>
      </mrow>
      <mrow>
        <mrow>
          <mi>·</mi>
          <mo stretchy="false">−</mo>
          <mfrac>
            <mn>3</mn>
            <mn>5</mn>
          </mfrac>
        </mrow>
        <mo stretchy="false">=</mo>
        <msub>
          <mi>V</mi>
          <mi>B</mi>
        </msub>
      </mrow>
    </mrow>
    <annotation encoding="StarMath 5.0">V_A-10-5·-3 over 5 = V_B</annotation>
  </semantics>
</math>
</file>